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72000000344CD6AE46.gif" manifest:media-type="image/gif"/>
  <manifest:file-entry manifest:full-path="Pictures/100002000000005F000000385F4D607E.gif" manifest:media-type="image/gif"/>
  <manifest:file-entry manifest:full-path="Pictures/100002000000007200000034DA500D8A.gif" manifest:media-type="image/gif"/>
  <manifest:file-entry manifest:full-path="Pictures/100002000000007200000034FC38AD18.gif" manifest:media-type="image/gif"/>
  <manifest:file-entry manifest:full-path="Pictures/100002000000005F00000038F47C48BB.gif" manifest:media-type="image/gif"/>
  <manifest:file-entry manifest:full-path="Pictures/100002000000007200000033349729F6.gif" manifest:media-type="image/gif"/>
  <manifest:file-entry manifest:full-path="Pictures/100002000000007000000034F9EE569C.gif" manifest:media-type="image/gif"/>
  <manifest:file-entry manifest:full-path="Pictures/100002000000007000000034B35DEF7B.gif" manifest:media-type="image/gif"/>
  <manifest:file-entry manifest:full-path="Pictures/1000020000000040000000389AA87617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cm" svg:height="1.6cm" svg:x="9.5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4.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9.5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4.5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9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4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4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3cm" svg:y1="11.8cm" svg:x2="9.5cm" svg:y2="9.2cm">
          <text:p/>
        </draw:line>
        <draw:line draw:style-name="gr2" draw:text-style-name="P1" draw:layer="layout" svg:x1="6.2cm" svg:y1="7.709cm" svg:x2="9.4cm" svg:y2="5.109cm">
          <text:p/>
        </draw:line>
        <draw:line draw:style-name="gr2" draw:text-style-name="P1" draw:layer="layout" svg:x1="11.2cm" svg:y1="11.9cm" svg:x2="14.4cm" svg:y2="9.3cm">
          <text:p/>
        </draw:line>
        <draw:line draw:style-name="gr2" draw:text-style-name="P1" draw:layer="layout" svg:x1="14.3cm" svg:y1="7.8cm" svg:x2="11.2cm" svg:y2="5.2cm">
          <text:p/>
        </draw:line>
        <draw:line draw:style-name="gr2" draw:text-style-name="P1" draw:layer="layout" svg:x1="14.4cm" svg:y1="11.9cm" svg:x2="11.3cm" svg:y2="9.3cm">
          <text:p/>
        </draw:line>
        <draw:line draw:style-name="gr2" draw:text-style-name="P1" draw:layer="layout" svg:x1="9.2cm" svg:y1="11.9cm" svg:x2="6.1cm" svg:y2="9.3cm">
          <text:p/>
        </draw:line>
        <draw:line draw:style-name="gr2" draw:text-style-name="P1" draw:layer="layout" svg:x1="10.3cm" svg:y1="7.4cm" svg:x2="10.3cm" svg:y2="5.6cm">
          <text:p/>
        </draw:line>
        <draw:line draw:style-name="gr2" draw:text-style-name="P1" draw:layer="layout" svg:x1="10.3cm" svg:y1="11.6cm" svg:x2="10.3cm" svg:y2="9.6cm">
          <text:p/>
        </draw:line>
        <draw:frame draw:style-name="gr3" draw:text-style-name="P1" draw:layer="layout" svg:width="0.7cm" svg:height="0.6cm" svg:x="9.5cm" svg:y="3.2cm">
          <draw:image xlink:href="Pictures/1000020000000040000000389AA87617.gif" xlink:type="simple" xlink:show="embed" xlink:actuate="onLoad">
            <text:p/>
          </draw:image>
        </draw:frame>
        <draw:line draw:style-name="gr2" draw:text-style-name="P1" draw:layer="layout" svg:x1="10.3cm" svg:y1="3.6cm" svg:x2="10.3cm" svg:y2="2.4cm">
          <text:p/>
        </draw:line>
        <draw:frame draw:style-name="gr3" draw:text-style-name="P1" draw:layer="layout" svg:width="1.062cm" svg:height="0.5cm" svg:x="5.8cm" svg:y="10.8cm">
          <draw:image xlink:href="Pictures/100002000000007000000034F9EE569C.gif" xlink:type="simple" xlink:show="embed" xlink:actuate="onLoad">
            <text:p/>
          </draw:image>
        </draw:frame>
        <draw:frame draw:style-name="gr3" draw:text-style-name="P1" draw:layer="layout" svg:width="1.1cm" svg:height="0.5cm" svg:x="10.379cm" svg:y="6.5cm">
          <draw:image xlink:href="Pictures/100002000000007200000033349729F6.gif" xlink:type="simple" xlink:show="embed" xlink:actuate="onLoad">
            <text:p/>
          </draw:image>
        </draw:frame>
        <draw:frame draw:style-name="gr3" draw:text-style-name="P1" draw:layer="layout" svg:width="0.9cm" svg:height="0.6cm" svg:x="9.2cm" svg:y="7.1cm">
          <draw:image xlink:href="Pictures/100002000000005F00000038F47C48BB.gif" xlink:type="simple" xlink:show="embed" xlink:actuate="onLoad">
            <text:p/>
          </draw:image>
        </draw:frame>
        <draw:frame draw:style-name="gr3" draw:text-style-name="P1" draw:layer="layout" svg:width="1cm" svg:height="0.5cm" svg:x="13.1cm" svg:y="6.4cm">
          <draw:image xlink:href="Pictures/100002000000007200000034FC38AD18.gif" xlink:type="simple" xlink:show="embed" xlink:actuate="onLoad">
            <text:p/>
          </draw:image>
        </draw:frame>
        <draw:frame draw:style-name="gr3" draw:text-style-name="P1" draw:layer="layout" svg:width="1cm" svg:height="0.5cm" svg:x="6.1cm" svg:y="6.4cm">
          <draw:image xlink:href="Pictures/100002000000007000000034B35DEF7B.gif" xlink:type="simple" xlink:show="embed" xlink:actuate="onLoad">
            <text:p/>
          </draw:image>
        </draw:frame>
        <draw:frame draw:style-name="gr3" draw:text-style-name="P1" draw:layer="layout" svg:width="1.015cm" svg:height="0.5cm" svg:x="13.485cm" svg:y="10.8cm">
          <draw:image xlink:href="Pictures/100002000000007200000034DA500D8A.gif" xlink:type="simple" xlink:show="embed" xlink:actuate="onLoad">
            <text:p/>
          </draw:image>
        </draw:frame>
        <draw:frame draw:style-name="gr3" draw:text-style-name="P1" draw:layer="layout" svg:width="0.9cm" svg:height="0.6cm" svg:x="9.3cm" svg:y="11.2cm">
          <draw:image xlink:href="Pictures/100002000000005F000000385F4D607E.gif" xlink:type="simple" xlink:show="embed" xlink:actuate="onLoad">
            <text:p/>
          </draw:image>
        </draw:frame>
        <draw:frame draw:style-name="gr3" draw:text-style-name="P1" draw:layer="layout" svg:width="1cm" svg:height="0.5cm" svg:x="10.4cm" svg:y="10.4cm">
          <draw:image xlink:href="Pictures/1000020000000072000000344CD6AE46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1T18:28:46.714455348</meta:creation-date>
    <dc:date>2014-06-13T01:02:40.795776237</dc:date>
    <meta:editing-duration>P1DT6H3M29S</meta:editing-duration>
    <meta:editing-cycles>1</meta:editing-cycles>
    <meta:document-statistic meta:object-count="25"/>
    <meta:generator>LibreOffice/4.2.3.3$Linux_X86_64 LibreOffice_project/420m0$Build-3</meta:generator>
  </office:meta>
</office:document-meta>
</file>